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ProcessorException.XSLTProcessorException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ProcessorException.XSLTProcessorException( final String message , final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